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8.423cm" style:rel-column-width="32468*"/>
    </style:style>
    <style:style style:name="Tabla1.C" style:family="table-column">
      <style:table-column-properties style:column-width="5.667cm" style:rel-column-width="2184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1cm" style:rel-column-width="11219*"/>
    </style:style>
    <style:style style:name="Tabla2.B" style:family="table-column">
      <style:table-column-properties style:column-width="8.423cm" style:rel-column-width="32468*"/>
    </style:style>
    <style:style style:name="Tabla2.C" style:family="table-column">
      <style:table-column-properties style:column-width="5.667cm" style:rel-column-width="2184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e5647" officeooo:paragraph-rsid="001e5647"/>
    </style:style>
    <style:style style:name="P2" style:family="paragraph" style:parent-style-name="Standard">
      <style:text-properties officeooo:rsid="001e5647" officeooo:paragraph-rsid="0022ad03"/>
    </style:style>
    <style:style style:name="P3" style:family="paragraph" style:parent-style-name="Standard">
      <style:text-properties officeooo:rsid="001f98c4" officeooo:paragraph-rsid="001f98c4"/>
    </style:style>
    <style:style style:name="P4" style:family="paragraph" style:parent-style-name="Standard">
      <style:text-properties officeooo:rsid="001f98c4" officeooo:paragraph-rsid="00219136"/>
    </style:style>
    <style:style style:name="P5" style:family="paragraph" style:parent-style-name="Standard">
      <style:text-properties officeooo:rsid="001f98c4" officeooo:paragraph-rsid="00242324"/>
    </style:style>
    <style:style style:name="P6" style:family="paragraph" style:parent-style-name="Table_20_Contents">
      <style:text-properties officeooo:rsid="001e5647" officeooo:paragraph-rsid="001e5647"/>
    </style:style>
    <style:style style:name="P7" style:family="paragraph" style:parent-style-name="Table_20_Contents">
      <style:text-properties officeooo:rsid="001e5647" officeooo:paragraph-rsid="001f98c4"/>
    </style:style>
    <style:style style:name="P8" style:family="paragraph" style:parent-style-name="Standard">
      <style:paragraph-properties fo:text-align="center" style:justify-single-word="false" style:shadow="none">
        <style:tab-stops/>
      </style:paragraph-properties>
      <style:text-properties officeooo:rsid="001e5647" officeooo:paragraph-rsid="00219136"/>
    </style:style>
    <style:style style:name="P9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0242324"/>
    </style:style>
    <style:style style:name="P10" style:family="paragraph" style:parent-style-name="Standard">
      <style:text-properties officeooo:rsid="001f98c4" officeooo:paragraph-rsid="00242324"/>
    </style:style>
    <style:style style:name="T1" style:family="text">
      <style:text-properties style:font-name="arial" fo:font-size="10pt" officeooo:rsid="004b80d6" style:font-size-asian="10pt" style:font-size-complex="10pt"/>
    </style:style>
    <style:style style:name="T2" style:family="text">
      <style:text-properties style:font-name="arial" fo:font-size="10pt" officeooo:rsid="00113b61" style:font-size-asian="10pt" style:font-size-complex="10pt"/>
    </style:style>
    <style:style style:name="T3" style:family="text">
      <style:text-properties style:font-name="arial" fo:font-size="10pt" officeooo:rsid="00242324" style:font-size-asian="10pt" style:font-size-complex="10pt"/>
    </style:style>
    <style:style style:name="T4" style:family="text">
      <style:text-properties style:font-name="arial" fo:font-size="10pt" officeooo:rsid="002572ee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y3o.obj.code" text:name="py3o.obj.code"/>
        <text:user-field-decl office:value-type="string" office:string-value="py3o.obj.cliente" text:name="py3o.obj.cliente"/>
        <text:user-field-decl office:value-type="string" office:string-value="py3o.obj.especialista" text:name="py3o.obj.especialista"/>
        <text:user-field-decl office:value-type="string" office:string-value="py3o.subitem.nro" text:name="py3o.subitem.nro"/>
        <text:user-field-decl office:value-type="string" office:string-value="py3o.subitem.servicio" text:name="py3o.subitem.servicio"/>
        <text:user-field-decl office:value-type="string" office:string-value="py3o.subitem.fecha" text:name="py3o.subitem.fecha"/>
        <text:user-field-decl office:value-type="string" office:string-value="py3o.document.total" text:name="py3o.document.total"/>
      </text:user-field-decls>
      <text:p text:style-name="P8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2">Estimado cliente &lt;<text:user-field-get text:name="py3o.obj.cliente">py3o.obj.cliente</text:user-field-get>&gt;:</text:p>
      <text:p text:style-name="P1"/>
      <text:p text:style-name="P1">A través de este documento se le hace una reclamación comercial por el incumplimiento del pago de la obligaciones adquiridas por la firma de las facturas relacionadas a continuación: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6">Nro Factura</text:p>
          </table:table-cell>
          <table:table-cell table:style-name="Tabla1.A1" office:value-type="string">
            <text:p text:style-name="P6">Servicios</text:p>
          </table:table-cell>
          <table:table-cell table:style-name="Tabla1.C1" office:value-type="string">
            <text:p text:style-name="P6">Fecha firma</text:p>
          </table:table-cell>
        </table:table-row>
      </table:table>
      <text:p text:style-name="P9"><text:a xlink:type="simple" xlink:href="py3o://for=%22subitem%20in%20obj.subitems%22" text:style-name="Internet_20_link" text:visited-style-name="Visited_20_Internet_20_Link"><text:span text:style-name="T4">for="subitem in obj.subitems"</text:span></text:a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7"><text:user-field-get text:name="py3o.subitem.nro">py3o.subitem.nro</text:user-field-get></text:p>
          </table:table-cell>
          <table:table-cell table:style-name="Tabla2.A1" office:value-type="string">
            <text:p text:style-name="P7"><text:user-field-get text:name="py3o.subitem.servicio">py3o.subitem.servicio</text:user-field-get></text:p>
          </table:table-cell>
          <table:table-cell table:style-name="Tabla2.C1" office:value-type="string">
            <text:p text:style-name="P7"><text:user-field-get text:name="py3o.subitem.fecha">py3o.subitem.fecha</text:user-field-get></text:p>
          </table:table-cell>
        </table:table-row>
      </table:table>
      <text:p text:style-name="P5"><text:a xlink:type="simple" xlink:href="py3o:///for" text:style-name="Internet_20_link" text:visited-style-name="Visited_20_Internet_20_Link"><text:span text:style-name="T2">/for</text:span></text:a></text:p>
      <text:p text:style-name="P5"><text:span text:style-name="T2"/></text:p>
      <text:p text:style-name="P3">Atentamente <text:user-field-get text:name="py3o.document.total">py3o.document.total</text:user-field-get></text:p>
      <text:p text:style-name="P3">Especialista &lt;<text:user-field-get text:name="py3o.obj.especialista">py3o.obj.especialista</text:user-field-get>&gt;</text:p>
      <text:p text:style-name="P4"><text:a xlink:type="simple" xlink:href="py3o:///for" text:style-name="Internet_20_link" text:visited-style-name="Visited_20_Internet_20_Link"><text:span text:style-name="T2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9:33:56.629095150</meta:creation-date>
    <dc:date>2018-12-02T21:19:11.660109540</dc:date>
    <meta:editing-duration>PT27M38S</meta:editing-duration>
    <meta:editing-cycles>8</meta:editing-cycles>
    <meta:generator>LibreOffice/5.2.7.2$Linux_X86_64 LibreOffice_project/20m0$Build-2</meta:generator>
    <meta:document-statistic meta:table-count="2" meta:image-count="0" meta:object-count="0" meta:page-count="1" meta:paragraph-count="14" meta:word-count="52" meta:character-count="428" meta:non-whitespace-character-count="390"/>
  </office:meta>
</office:document-meta>
</file>